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a5a59" officeooo:paragraph-rsid="002a5a59"/>
    </style:style>
    <style:style style:name="P2" style:family="paragraph" style:parent-style-name="Standard">
      <style:text-properties officeooo:rsid="002e51c7" officeooo:paragraph-rsid="002e51c7"/>
    </style:style>
    <style:style style:name="P3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2e51c7" officeooo:paragraph-rsid="002e51c7"/>
    </style:style>
    <style:style style:name="P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1f86a" officeooo:paragraph-rsid="0031f86a"/>
    </style:style>
    <style:style style:name="P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3adfb" officeooo:paragraph-rsid="0033adfb"/>
    </style:style>
    <style:style style:name="P6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6c37f" officeooo:paragraph-rsid="0036c37f"/>
    </style:style>
    <style:style style:name="P7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76753" officeooo:paragraph-rsid="00376753"/>
    </style:style>
    <style:style style:name="P8" style:family="paragraph" style:parent-style-name="Standard">
      <style:text-properties fo:font-variant="normal" fo:text-transform="none" fo:color="#000000" style:font-name="monospace" fo:font-style="normal" fo:font-weight="normal" officeooo:paragraph-rsid="0031f86a"/>
    </style:style>
    <style:style style:name="P9" style:family="paragraph" style:parent-style-name="Standard">
      <style:text-properties fo:font-variant="normal" fo:text-transform="none" fo:color="#6a9955" style:font-name="Droid Sans Mono" fo:font-size="13.5pt" fo:letter-spacing="normal" fo:font-style="normal" fo:font-weight="normal" officeooo:rsid="0033adfb" officeooo:paragraph-rsid="0033adfb" fo:background-color="#1e1e1e"/>
    </style:style>
    <style:style style:name="P10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1" style:family="paragraph" style:parent-style-name="Standard">
      <style:text-properties fo:color="#000000" style:font-name="monospace" fo:font-size="12pt" fo:font-weight="normal" officeooo:paragraph-rsid="00325b82"/>
    </style:style>
    <style:style style:name="P12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76753" officeooo:paragraph-rsid="00376753"/>
    </style:style>
    <style:style style:name="P13" style:family="paragraph" style:parent-style-name="Preformatted_20_Text">
      <style:paragraph-properties fo:margin-top="0cm" fo:margin-bottom="0.635cm" loext:contextual-spacing="false" fo:orphans="2" fo:widows="2" fo:padding="0cm" fo:border="none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top="0cm" fo:margin-bottom="0.635cm" loext:contextual-spacing="false" fo:orphans="2" fo:widows="2" fo:padding="0cm" fo:border="none"/>
      <style:text-properties fo:font-variant="normal" fo:text-transform="none" fo:color="#000000" style:font-name="monospace" fo:font-size="12pt" fo:letter-spacing="normal" fo:font-style="normal" fo:font-weight="normal"/>
    </style:style>
    <style:style style:name="P1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937ee" officeooo:paragraph-rsid="003937ee"/>
    </style:style>
    <style:style style:name="P16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3937ee" officeooo:paragraph-rsid="003937ee" fo:background-color="#1e1e1e"/>
    </style:style>
    <style:style style:name="P1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8" style:family="paragraph" style:parent-style-name="Standard">
      <style:text-properties fo:color="#d4d4d4" style:font-name="Droid Sans Mono" fo:font-size="13.5pt" fo:font-weight="normal" officeooo:rsid="003b957d" officeooo:paragraph-rsid="003b957d" fo:background-color="#1e1e1e"/>
    </style:style>
    <style:style style:name="P19" style:family="paragraph" style:parent-style-name="Standard">
      <style:text-properties fo:color="#d4d4d4" style:font-name="Droid Sans Mono" fo:font-size="13.5pt" fo:font-weight="normal" officeooo:rsid="003e2d83" officeooo:paragraph-rsid="003e2d83" fo:background-color="#1e1e1e"/>
    </style:style>
    <style:style style:name="P20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21" style:family="paragraph" style:parent-style-name="Standard">
      <style:paragraph-properties style:line-height-at-least="0.635cm"/>
    </style:style>
    <style:style style:name="P22" style:family="paragraph" style:parent-style-name="Standard">
      <style:text-properties officeooo:rsid="003a8b8b" officeooo:paragraph-rsid="003a8b8b"/>
    </style:style>
    <style:style style:name="P23" style:family="paragraph" style:parent-style-name="Standard">
      <style:text-properties officeooo:rsid="003b957d" officeooo:paragraph-rsid="003b957d"/>
    </style:style>
    <style:style style:name="P24" style:family="paragraph" style:parent-style-name="Standard">
      <style:text-properties officeooo:rsid="003e2d83" officeooo:paragraph-rsid="003e2d83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3.5pt" fo:background-color="#1e1e1e" loext:char-shading-value="0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3.5pt" fo:background-color="#1e1e1e" loext:char-shading-value="0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" fo:font-size="13.5pt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3.5pt" fo:background-color="#1e1e1e" loext:char-shading-value="0"/>
    </style:style>
    <style:style style:name="T9" style:family="text">
      <style:text-properties officeooo:rsid="0029828d"/>
    </style:style>
    <style:style style:name="T10" style:family="text">
      <style:text-properties fo:color="#111111" style:font-name="Source Sans Pro" fo:font-weight="bold"/>
    </style:style>
    <style:style style:name="T11" style:family="text">
      <style:text-properties fo:font-size="12pt" fo:letter-spacing="normal" officeooo:rsid="0031f86a"/>
    </style:style>
    <style:style style:name="T12" style:family="text">
      <style:text-properties fo:color="#d4d4d4" style:font-name="Droid Sans Mono" fo:font-size="13.5pt" fo:background-color="#1e1e1e" loext:char-shading-value="0"/>
    </style:style>
    <style:style style:name="T13" style:family="text">
      <style:text-properties fo:font-variant="normal" fo:text-transform="none" fo:letter-spacing="normal" fo:font-style="normal" officeooo:rsid="00325b82"/>
    </style:style>
    <style:style style:name="T14" style:family="text">
      <style:text-properties fo:color="#008080"/>
    </style:style>
    <style:style style:name="T15" style:family="text">
      <style:text-properties fo:color="#008080" style:font-name="monospace" fo:font-size="12pt" fo:font-style="normal" fo:font-weight="normal"/>
    </style:style>
    <style:style style:name="T16" style:family="text">
      <style:text-properties fo:color="#445588" fo:font-weight="bold"/>
    </style:style>
    <style:style style:name="T17" style:family="text">
      <style:text-properties fo:color="#445588" style:font-name="monospace" fo:font-size="12pt" fo:font-style="normal" fo:font-weight="bold"/>
    </style:style>
    <style:style style:name="T18" style:family="text">
      <style:text-properties fo:color="#dd1144"/>
    </style:style>
    <style:style style:name="T19" style:family="text">
      <style:text-properties fo:color="#dd1144" style:font-name="monospace" fo:font-size="12pt" fo:font-style="normal" fo:font-weight="normal"/>
    </style:style>
    <style:style style:name="T20" style:family="text">
      <style:text-properties style:font-name="monospace" fo:font-size="12pt" fo:font-style="normal" fo:font-weight="normal"/>
    </style:style>
    <style:style style:name="T21" style:family="text">
      <style:text-properties fo:color="#c586c0"/>
    </style:style>
    <style:style style:name="T22" style:family="text">
      <style:text-properties fo:color="#b5cea8"/>
    </style:style>
    <style:style style:name="T23" style:family="text">
      <style:text-properties officeooo:rsid="003a1522"/>
    </style:style>
    <style:style style:name="T24" style:family="text">
      <style:text-properties officeooo:rsid="003af3d0"/>
    </style:style>
    <style:style style:name="T25" style:family="text">
      <style:text-properties officeooo:rsid="003c7e10"/>
    </style:style>
    <style:style style:name="T26" style:family="text">
      <style:text-properties officeooo:rsid="003e9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) Joi is used to replace <text:span text:style-name="T23">below logic of checking api inputs or validation them</text:span></text:p>
      <text:p text:style-name="P16"><text:span text:style-name="T3">app</text:span>.<text:span text:style-name="T5">post</text:span>(<text:span text:style-name="T7">'/api/courses'</text:span>,(<text:span text:style-name="T3">req</text:span>,<text:span text:style-name="T3">res</text:span>) <text:span text:style-name="T1">=&gt;</text:span> {</text:p>
      <text:p text:style-name="P10"><text:span text:style-name="T21">if</text:span>(!<text:span text:style-name="T3">req</text:span>.<text:span text:style-name="T3">body</text:span>.<text:span text:style-name="T3">name</text:span> || <text:span text:style-name="T3">req</text:span>.<text:span text:style-name="T3">body</text:span>.<text:span text:style-name="T3">name</text:span>.<text:span text:style-name="T3">length</text:span> &lt; <text:span text:style-name="T22">3</text:span>) {</text:p>
      <text:p text:style-name="P20">// $00 Bad Request</text:p>
      <text:p text:style-name="P10"><text:span text:style-name="T3">res</text:span>.<text:span text:style-name="T5">status</text:span>(<text:span text:style-name="T22">400</text:span>).<text:span text:style-name="T5">send</text:span>(<text:span text:style-name="T7">'Name is required and should be minimum 3 characters'</text:span>);</text:p>
      <text:p text:style-name="P10"><text:span text:style-name="T21">return</text:span>;</text:p>
      <text:p text:style-name="P10">}</text:p>
      <text:p text:style-name="P10"><text:span text:style-name="T1">const</text:span> <text:span text:style-name="T3">course</text:span> = {</text:p>
      <text:p text:style-name="P10"><text:span text:style-name="T3">id:</text:span> <text:span text:style-name="T3">courses</text:span>.<text:span text:style-name="T3">length</text:span> + <text:span text:style-name="T22">1</text:span>,</text:p>
      <text:p text:style-name="P10"><text:span text:style-name="T3">name:</text:span> <text:span text:style-name="T3">req</text:span>.<text:span text:style-name="T3">body</text:span>.<text:span text:style-name="T3">name</text:span></text:p>
      <text:p text:style-name="P10">};</text:p>
      <text:p text:style-name="P10"><text:span text:style-name="T3">courses</text:span>.<text:span text:style-name="T5">push</text:span>(<text:span text:style-name="T3">course</text:span>);</text:p>
      <text:p text:style-name="P10"><text:span text:style-name="T3">res</text:span>.<text:span text:style-name="T5">send</text:span>(<text:span text:style-name="T3">course</text:span>);</text:p>
      <text:p text:style-name="P10">});</text:p>
      <text:p text:style-name="P10"/>
      <text:p text:style-name="P10"/>
      <text:p text:style-name="P22">2) <text:span text:style-name="T24">npm i joi</text:span></text:p>
      <text:p text:style-name="P22"/>
      <text:p text:style-name="P22"/>
      <text:p text:style-name="P23">3) <text:span text:style-name="T25">Joi is a class so use capital first letter</text:span></text:p>
      <text:p text:style-name="P18"><text:span text:style-name="T1">const</text:span> <text:span text:style-name="T3">Joi</text:span> = <text:span text:style-name="T5">require</text:span>(<text:span text:style-name="T7">'joi'</text:span>);</text:p>
      <text:p text:style-name="P10"/>
      <text:p text:style-name="P24">4)</text:p>
      <text:p text:style-name="P19"><text:span text:style-name="T3">app</text:span>.<text:span text:style-name="T5">post</text:span>(<text:span text:style-name="T7">'/api/courses'</text:span>,(<text:span text:style-name="T3">req</text:span>,<text:span text:style-name="T3">res</text:span>) <text:span text:style-name="T1">=&gt;</text:span> {</text:p>
      <text:p text:style-name="P21"/>
      <text:p text:style-name="P10"><text:span text:style-name="T1">const</text:span> <text:span text:style-name="T3">schema</text:span> = {</text:p>
      <text:p text:style-name="P10"><text:span text:style-name="T3">name:</text:span> <text:span text:style-name="T3">Joi</text:span>.<text:span text:style-name="T5">string</text:span>().<text:span text:style-name="T5">min</text:span>(<text:span text:style-name="T22">3</text:span>).<text:span text:style-name="T5">required</text:span>()</text:p>
      <text:p text:style-name="P10">};</text:p>
      <text:p text:style-name="P21"/>
      <text:p text:style-name="P10"><text:span text:style-name="T1">const</text:span> <text:span text:style-name="T3">result</text:span> = <text:span text:style-name="T3">Joi</text:span>.<text:span text:style-name="T5">validate</text:span>(<text:span text:style-name="T3">req</text:span>.<text:span text:style-name="T3">body</text:span>, <text:span text:style-name="T3">schema</text:span>);</text:p>
      <text:p text:style-name="P10"><text:span text:style-name="T21">if</text:span>(<text:span text:style-name="T3">result</text:span>.<text:span text:style-name="T3">error</text:span>) {</text:p>
      <text:p text:style-name="P10">//<text:span text:style-name="T26">log result obj to see details</text:span></text:p>
      <text:p text:style-name="P10"><text:span text:style-name="T3">res</text:span>.<text:span text:style-name="T5">status</text:span>(<text:span text:style-name="T22">400</text:span>).<text:span text:style-name="T5">send</text:span>(<text:span text:style-name="T3">result</text:span>.<text:span text:style-name="T3">error</text:span>.<text:span text:style-name="T3">details</text:span>[<text:span text:style-name="T22">0</text:span>].<text:span text:style-name="T3">message</text:span>);</text:p>
      <text:p text:style-name="P10"><text:span text:style-name="T21">return</text:span>;</text:p>
      <text:p text:style-name="P10">}</text:p>
      <text:p text:style-name="P2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10-03T02:04:03.678632384</dc:date>
    <meta:editing-duration>PT1H17M1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98" meta:character-count="703" meta:non-whitespace-character-count="633"/>
  </office:meta>
</office:document-meta>
</file>